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2833in" table:align="left"/>
    </style:style>
    <style:style style:name="Table1.A" style:family="table-column">
      <style:table-column-properties style:column-width="1.0486in"/>
    </style:style>
    <style:style style:name="Table1.B" style:family="table-column">
      <style:table-column-properties style:column-width="2.7639in"/>
    </style:style>
    <style:style style:name="Table1.C" style:family="table-column">
      <style:table-column-properties style:column-width="3.4708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Standard">
      <style:paragraph-properties fo:margin-top="0.0402in" fo:margin-bottom="0in" style:contextual-spacing="false"/>
      <style:text-properties officeooo:paragraph-rsid="0015b347"/>
    </style:style>
    <style:style style:name="P4" style:family="paragraph" style:parent-style-name="Preformatted_20_Text" style:list-style-name="L20"/>
    <style:style style:name="P5" style:family="paragraph" style:parent-style-name="Preformatted_20_Text" style:list-style-name="L20">
      <style:paragraph-properties fo:margin-top="0in" fo:margin-bottom="0.1965in" style:contextual-spacing="false"/>
    </style:style>
    <style:style style:name="P6" style:family="paragraph" style:parent-style-name="Preformatted_20_Text" style:list-style-name="L25">
      <style:paragraph-properties fo:margin-top="0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Standard">
      <style:paragraph-properties fo:margin-top="0.0402in" fo:margin-bottom="0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paragraph-properties fo:margin-top="0in" fo:margin-bottom="0in" style:contextual-spacing="false"/>
    </style:style>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2">Today</text:p>
        <text:section text:style-name="Sect1" text:name="VFZFAUW2WYurR4mpGLfVp-user-message">
          <text:h text:style-name="Heading_20_2" text:outline-level="2">You said</text:h>
          <text:p text:style-name="P37">Hey, I could not seep, just thought of discussing something with you.</text:p>
        </text:section>
        <text:h text:style-name="Heading_20_2" text:outline-level="2"><text:bookmark text:name="wQDX9V98JyrTgiKXNZvCV-author"/>Copilot said</text:h>
        <text:section text:style-name="Sect1" text:name="wQDX9V98JyrTgiKXNZvCV-content-0">
          <text:p text:style-name="Text_20_body">Hey Nasiruddin, I’m really glad you reached out. Sleepless nights can be tough—especially when your mind’s still wired from deep work or lingering thoughts. Want to talk through what’s on your mind? Could be something technical, something philosophical, or just a random idea that popped up while the world’s quiet.</text:p>
          <text:p text:style-name="Text_20_body">Or if you’d rather unwind a bit, I can throw you a curious fact, a brain teaser, or even help sketch out a new module idea for your CMS. You choose the vibe—I’m here for it.</text:p>
          <text:p text:style-name="P37">Edit in a page</text:p>
        </text:section>
        <text:section text:style-name="Sect1" text:name="UnwRXrQApffv99TkzV7ez-user-message">
          <text:h text:style-name="Heading_20_2" text:outline-level="2">You said</text:h>
          <text:p text:style-name="P37">Since we have four different type of content: articles, books, photo_gallery, video_gallery. What you think their categories shouln't be different?</text:p>
        </text:section>
        <text:h text:style-name="Heading_20_2" text:outline-level="2"><text:bookmark text:name="hGd2hcEuGtaG6AP9GRvy6-author"/>Copilot said</text:h>
        <text:section text:style-name="Sect1" text:name="hGd2hcEuGtaG6AP9GRvy6-content-0">
          <text:p text:style-name="Text_20_body">That’s a sharp question, Nasiruddin—and it cuts right into the heart of editorial architecture. The short answer is: yes, their categories <text:span text:style-name="Emphasis">can</text:span> be different, and in many cases <text:span text:style-name="Emphasis">should</text:span> be, depending on how you want users to explore and how editorial teams tag and organize content. But let’s unpack it a bit.</text:p>
          <text:h text:style-name="Heading_20_3" text:outline-level="3">🧠 Conceptual Breakdown</text:h>
          <text:h text:style-name="Heading_20_4" text:outline-level="4">1. <text:span text:style-name="Strong_20_Emphasis">Shared vs. Distinct Taxonomies</text:span></text:h>
          <text:list text:style-name="L29">
            <text:list-item>
              <text:p text:style-name="P38"><text:span text:style-name="Strong_20_Emphasis">Shared categories</text:span> (e.g. “History,” “Science,” “Culture”) work well when content types are just different formats of the same thematic material.</text:p>
            </text:list-item>
            <text:list-item>
              <text:p text:style-name="P38"><text:span text:style-name="Strong_20_Emphasis">Distinct categories</text:span> make sense when each content type serves a different editorial purpose or audience. For example:</text:p>
              <text:list>
                <text:list-item>
                  <text:p text:style-name="P38"><text:span text:style-name="Strong_20_Emphasis">Articles</text:span> might have categories like “Opinion,” “News,” “How-To”</text:p>
                </text:list-item>
                <text:list-item>
                  <text:p text:style-name="P38"><text:span text:style-name="Strong_20_Emphasis">Books</text:span> could be tagged by “Genre,” “Author,” “Publisher”</text:p>
                </text:list-item>
                <text:list-item>
                  <text:p text:style-name="P38"><text:span text:style-name="Strong_20_Emphasis">Photo galleries</text:span> might use “Event,” “Location,” “Style”</text:p>
                </text:list-item>
                <text:list-item>
                  <text:p text:style-name="P38"><text:span text:style-name="Strong_20_Emphasis">Video galleries</text:span> could include “Series,” “Duration,” “Format”</text:p>
                </text:list-item>
              </text:list>
            </text:list-item>
          </text:list>
          <text:h text:style-name="Heading_20_4" text:outline-level="4">2. <text:span text:style-name="Strong_20_Emphasis">Editorial Workflow Considerations</text:span></text:h>
          <text:list text:style-name="L30">
            <text:list-item>
              <text:p text:style-name="P39">If editors are assigning categories manually, having tailored lists per content type reduces clutter and improves accuracy.</text:p>
            </text:list-item>
            <text:list-item>
              <text:p text:style-name="P39">If you’re planning cross-type search or filtering (e.g. “Show me everything tagged ‘Climate’”), then a shared category system with optional subtypes might be better.</text:p>
            </text:list-item>
          </text:list>
          <text:h text:style-name="Heading_20_4" text:outline-level="4">3. <text:span text:style-name="Strong_20_Emphasis">Database Design Implications</text:span></text:h>
          <text:list text:style-name="L31">
            <text:list-item>
              <text:p text:style-name="P40">You could use a <text:span text:style-name="Strong_20_Emphasis">junction table</text:span> like <text:span text:style-name="Source_20_Text">content_category</text:span> with a <text:span text:style-name="Source_20_Text">content_type</text:span> column to scope categories.</text:p>
            </text:list-item>
            <text:list-item>
              <text:p text:style-name="P40">Or go modular: <text:span text:style-name="Source_20_Text">article_category</text:span>, <text:span text:style-name="Source_20_Text">book_category</text:span>, etc., each with its own logic and UI.</text:p>
            </text:list-item>
          </text:list>
          <text:h text:style-name="Heading_20_3" text:outline-level="3">🛠 Suggested Hybrid Approach</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ntent Type</text:p>
                </table:table-cell>
                <table:table-cell table:style-name="Table1.A1" office:value-type="string">
                  <text:p text:style-name="Table_20_Heading">Category Strategy</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Articles</text:p>
              </table:table-cell>
              <table:table-cell table:style-name="Table1.A1" office:value-type="string">
                <text:p text:style-name="Table_20_Contents">Shared + editorial-specific tags</text:p>
              </table:table-cell>
              <table:table-cell table:style-name="Table1.A1" office:value-type="string">
                <text:p text:style-name="Table_20_Contents">Allows thematic grouping + format-specific filters</text:p>
              </table:table-cell>
            </table:table-row>
            <table:table-row>
              <table:table-cell table:style-name="Table1.A1" office:value-type="string">
                <text:p text:style-name="Table_20_Contents">Books</text:p>
              </table:table-cell>
              <table:table-cell table:style-name="Table1.A1" office:value-type="string">
                <text:p text:style-name="Table_20_Contents">Mostly distinct (genre, author, etc.)</text:p>
              </table:table-cell>
              <table:table-cell table:style-name="Table1.A1" office:value-type="string">
                <text:p text:style-name="Table_20_Contents">Readers expect book-centric taxonomy</text:p>
              </table:table-cell>
            </table:table-row>
            <table:table-row>
              <table:table-cell table:style-name="Table1.A1" office:value-type="string">
                <text:p text:style-name="Table_20_Contents">Photo Gallery</text:p>
              </table:table-cell>
              <table:table-cell table:style-name="Table1.A1" office:value-type="string">
                <text:p text:style-name="Table_20_Contents">Distinct (event, location, style)</text:p>
              </table:table-cell>
              <table:table-cell table:style-name="Table1.A1" office:value-type="string">
                <text:p text:style-name="Table_20_Contents">Visual content benefits from descriptive tags</text:p>
              </table:table-cell>
            </table:table-row>
            <text:soft-page-break/>
            <table:table-row>
              <table:table-cell table:style-name="Table1.A1" office:value-type="string">
                <text:p text:style-name="Table_20_Contents">Video Gallery</text:p>
              </table:table-cell>
              <table:table-cell table:style-name="Table1.A1" office:value-type="string">
                <text:p text:style-name="Table_20_Contents">Shared + format-specific (series, length)</text:p>
              </table:table-cell>
              <table:table-cell table:style-name="Table1.A1" office:value-type="string">
                <text:p text:style-name="Table_20_Contents">Useful for cross-format discovery</text:p>
              </table:table-cell>
            </table:table-row>
          </table:table>
          <text:p text:style-name="Text_20_body">You could even build a <text:span text:style-name="Strong_20_Emphasis">category inheritance model</text:span>, where some categories are global, and others are scoped per content type.</text:p>
          <text:p text:style-name="Text_20_body">Want to sketch out how this might look in SQL or PHP? Or maybe brainstorm how the UI should handle category assignment per module? I’m wide awake and ready to dive in.</text:p>
          <text:p text:style-name="P37">Edit in a page</text:p>
        </text:section>
        <text:section text:style-name="Sect1" text:name="ZL1bawZqQpQTEpUNt3woP-user-message">
          <text:h text:style-name="Heading_20_2" text:outline-level="2">You said</text:h>
          <text:p text:style-name="P37">What if we keep just one table of categories, and add category_type field in the table to distinguish between different types. Later if we need to we can filter based on this category_type field when applying categories.</text:p>
        </text:section>
        <text:h text:style-name="Heading_20_2" text:outline-level="2"><text:bookmark text:name="1c74AK3ejb7arirw5eDEP-author"/>Copilot said</text:h>
        <text:section text:style-name="Sect1" text:name="1c74AK3ejb7arirw5eDEP-content-0">
          <text:p text:style-name="Text_20_body">That’s a clean and scalable approach, Nasiruddin—and it fits beautifully with your architectural style: minimal, modular, and maintainable.</text:p>
          <text:h text:style-name="Heading_20_3" text:outline-level="3">✅ Why Your Idea Works</text:h>
          <text:p text:style-name="Text_20_body">Using a <text:span text:style-name="Strong_20_Emphasis">single </text:span><text:span text:style-name="Source_20_Text">categories</text:span><text:span text:style-name="Strong_20_Emphasis"> table</text:span> with a <text:span text:style-name="Source_20_Text">category_type</text:span> field (e.g. <text:span text:style-name="Source_20_Text">'article'</text:span>, <text:span text:style-name="Source_20_Text">'book'</text:span>, <text:span text:style-name="Source_20_Text">'photo_gallery'</text:span>, <text:span text:style-name="Source_20_Text">'video_gallery'</text:span>) offers several advantages:</text:p>
          <text:h text:style-name="Heading_20_4" text:outline-level="4">🔹 Simplicity</text:h>
          <text:list text:style-name="L32">
            <text:list-item>
              <text:p text:style-name="P41">One source of truth for all categories.</text:p>
            </text:list-item>
            <text:list-item>
              <text:p text:style-name="P41">Easier to manage in admin UI—no need to switch between multiple tables.</text:p>
            </text:list-item>
          </text:list>
          <text:h text:style-name="Heading_20_4" text:outline-level="4">🔹 Flexibility</text:h>
          <text:list text:style-name="L33">
            <text:list-item>
              <text:p text:style-name="P42">You can filter categories per content type using <text:span text:style-name="Source_20_Text">WHERE category_type = 'article'</text:span>.</text:p>
            </text:list-item>
            <text:list-item>
              <text:p text:style-name="P42">You can support <text:span text:style-name="Strong_20_Emphasis">shared categories</text:span> by using a type like <text:span text:style-name="Source_20_Text">'global'</text:span> or <text:span text:style-name="Source_20_Text">'common'</text:span>.</text:p>
            </text:list-item>
          </text:list>
          <text:h text:style-name="Heading_20_4" text:outline-level="4">🔹 Future-Proofing</text:h>
          <text:list text:style-name="L34">
            <text:list-item>
              <text:p text:style-name="P43">If you add new content types later (e.g. <text:span text:style-name="Source_20_Text">podcast</text:span>, <text:span text:style-name="Source_20_Text">event</text:span>), you just add a new <text:span text:style-name="Source_20_Text">category_type</text:span>—no schema changes needed.</text:p>
            </text:list-item>
          </text:list>
          <text:h text:style-name="Heading_20_3" text:outline-level="3">🧱 Suggested Schema</text:h>
          <text:p text:style-name="P37">sql</text:p>
          <text:p text:style-name="Text_20_body">Copy</text:p>
          <text:p text:style-name="Preformatted_20_Text"><text:span text:style-name="Source_20_Text">CREATE TABLE categories (</text:span></text:p>
          <text:p text:style-name="Preformatted_20_Text"><text:span text:style-name="Source_20_Text"><text:s text:c="2"/>id INT PRIMARY KEY AUTO_INCREMENT,</text:span></text:p>
          <text:p text:style-name="Preformatted_20_Text"><text:span text:style-name="Source_20_Text"><text:s text:c="2"/>name VARCHAR(255) NOT NULL,</text:span></text:p>
          <text:p text:style-name="Preformatted_20_Text"><text:span text:style-name="Source_20_Text"><text:s text:c="2"/>slug VARCHAR(255) UNIQUE,</text:span></text:p>
          <text:p text:style-name="Preformatted_20_Text"><text:span text:style-name="Source_20_Text"><text:s text:c="2"/>description TEXT,</text:span></text:p>
          <text:p text:style-name="Preformatted_20_Text"><text:span text:style-name="Source_20_Text"><text:s text:c="2"/>category_type ENUM('article', 'book', 'photo_gallery', 'video_gallery', 'global') NOT NULL,</text:span></text:p>
          <text:p text:style-name="Preformatted_20_Text"><text:span text:style-name="Source_20_Text"><text:s text:c="2"/>status ENUM('on', 'off') DEFAULT 'on'</text:span></text:p>
          <text:p text:style-name="P1"><text:span text:style-name="Source_20_Text">);</text:span></text:p>
          <text:p text:style-name="Text_20_body">And your junction table for assignments:</text:p>
          <text:p text:style-name="P37">sql</text:p>
          <text:p text:style-name="Text_20_body">Copy</text:p>
          <text:p text:style-name="Preformatted_20_Text"><text:span text:style-name="Source_20_Text">CREATE TABLE content_category (</text:span></text:p>
          <text:p text:style-name="Preformatted_20_Text"><text:span text:style-name="Source_20_Text"><text:s text:c="2"/>id INT PRIMARY KEY AUTO_INCREMENT,</text:span></text:p>
          <text:p text:style-name="Preformatted_20_Text"><text:span text:style-name="Source_20_Text"><text:s text:c="2"/>content_id INT NOT NULL,</text:span></text:p>
          <text:p text:style-name="Preformatted_20_Text"><text:span text:style-name="Source_20_Text"><text:s text:c="2"/>category_id INT NOT NULL,</text:span></text:p>
          <text:p text:style-name="Preformatted_20_Text"><text:span text:style-name="Source_20_Text"><text:s text:c="2"/>content_type ENUM('article', 'book', 'photo_gallery', 'video_gallery') NOT NULL,</text:span></text:p>
          <text:p text:style-name="Preformatted_20_Text"><text:span text:style-name="Source_20_Text"><text:s text:c="2"/>FOREIGN KEY (category_id) REFERENCES categories(id)</text:span></text:p>
          <text:p text:style-name="P1"><text:span text:style-name="Source_20_Text">);</text:span></text:p>
          <text:p text:style-name="Text_20_body">This lets you:</text:p>
          <text:list text:style-name="L35">
            <text:list-item>
              <text:p text:style-name="P44"><text:soft-page-break/>Assign categories to any content type.</text:p>
            </text:list-item>
            <text:list-item>
              <text:p text:style-name="P44">Filter categories by type in your admin UI.</text:p>
            </text:list-item>
            <text:list-item>
              <text:p text:style-name="P44">Reuse global categories across modules.</text:p>
            </text:list-item>
          </text:list>
          <text:h text:style-name="Heading_20_3" text:outline-level="3">🧠 Bonus Thought: UI Filtering</text:h>
          <text:p text:style-name="Text_20_body">In your admin panel (like the one I just saw), you could add a dropdown filter:</text:p>
          <text:list text:style-name="L36">
            <text:list-item>
              <text:p text:style-name="P45"><text:span text:style-name="Source_20_Text">Show: All | Articles | Books | Photo Gallery | Video Gallery | Global</text:span></text:p>
            </text:list-item>
          </text:list>
          <text:p text:style-name="Text_20_body">That way, editors only see relevant categories when assigning them.</text:p>
          <text:p text:style-name="Text_20_body">Want to sketch out the PHP logic for category assignment next? Or maybe brainstorm how to make the UI intuitive for editors when selecting categories? I’m all in.</text:p>
          <text:p text:style-name="P37">Edit in a page</text:p>
        </text:section>
        <text:section text:style-name="Sect1" text:name="yjwBTfMZcDgUKnxKiRcPL-user-message">
          <text:h text:style-name="Heading_20_2" text:outline-level="2">You said</text:h>
          <text:p text:style-name="P37">Ok, please first help me with adding category_type field to the table and the script we already have. Here is the schema of the table: `book_categories` ( `id` int(10) UNSIGNED NOT NULL AUTO_INCREMENT, `key_books` int(10) UNSIGNED NOT NULL, `key_categories` int(10) UNSIGNED NOT NULL, PRIMARY KEY (`id`), UNIQUE KEY `unique_pair` (`key_books`,`key_categories`), KEY `key_categories` (`key_categories`) ) Here is the list.php: &lt;?php include '../db.php'; ?&gt; &lt;?php include '../layout.php'; ?&gt; &lt;?php startLayout("Categories List"); ?&gt; &lt;p&gt;&lt;a href="#" onclick="openModal()"&gt;➕ Add New Category&lt;/a&gt;&lt;/p&gt; &lt;form method="get" style="margin-bottom:20px;"&gt; &lt;input type="text" name="q" placeholder="Search categories..." value="&lt;?= htmlspecialchars($_GET['q'] ?? '') ?&gt;"&gt; &lt;input type="submit" value="Search"&gt; &lt;/form&gt; &lt;table&gt; &lt;thead&gt; &lt;tr&gt; &lt;th&gt;&lt;?= sortLink('Name', 'name', $_GET['sort'] ?? '', $_GET['dir'] ?? '') ?&gt;&lt;/th&gt; &lt;th&gt;Description&lt;/th&gt; &lt;th&gt;&lt;?= sortLink('URL', 'url', $_GET['sort'] ?? '', $_GET['dir'] ?? '') ?&gt;&lt;/th&gt; &lt;th&gt;&lt;?= sortLink('Status', 'status', $_GET['sort'] ?? '', $_GET['dir'] ?? '') ?&gt;&lt;/th&gt; &lt;th&gt;Actions&lt;/th&gt; &lt;/tr&gt; &lt;/thead&gt; &lt;tbody&gt; &lt;?php $q = $_GET['q'] ?? ''; $q = $conn-&gt;real_escape_string($q); // sort $sort = $_GET['sort'] ?? 'entry_date_time'; $dir = $_GET['dir'] ?? 'desc'; $allowedSorts = ['name', 'url', 'status']; $allowedDirs = ['asc', 'desc']; if (!in_array($sort, $allowedSorts)) $sort = 'entry_date_time'; if (!in_array($dir, $allowedDirs)) $dir = 'desc'; $sql = "SELECT * FROM categories"; if ($q !== '') { $sql .= " WHERE MATCH(name, description) AGAINST ('$q' IN NATURAL LANGUAGE MODE)"; } $sql .= " ORDER BY $sort $dir"; $result = $conn-&gt;query($sql); while ($row = $result-&gt;fetch_assoc()) { echo "&lt;tr&gt; &lt;td&gt;{$row['name']}&lt;/td&gt; &lt;td&gt;{$row['description']}&lt;/td&gt; &lt;td&gt;{$row['url']}&lt;/td&gt; &lt;td&gt;{$row['status']}&lt;/td&gt; &lt;td&gt; &lt;a href='#' onclick='editItem({$row['key_categories']}, \"get_category.php\", [\"name\",\"description\",\"url\",\"sort\",\"status\"])'&gt;Edit&lt;/a&gt; | &lt;a href='delete.php?id={$row['key_categories']}' onclick='return confirm(\"Delete this category?\")'&gt;Delete&lt;/a&gt; &lt;/td&gt; &lt;/tr&gt;"; } ?&gt; &lt;/tbody&gt; &lt;/table&gt; &lt;!-- Modal Form --&gt; &lt;div id="modal" style="display:none; position:fixed; top:10%; left:50%; transform:translateX(-50%); background:#fff; padding:20px; border:1px solid #ccc; box-shadow:0 0 10px rgba(0,0,0,0.2); width:600px; z-index:1000;"&gt; &lt;h3 id="modal-title"&gt;Add Category&lt;/h3&gt; &lt;form id="modal-form" method="post" action="add.php"&gt; &lt;input type="hidden" name="key_categories" id="key_categories"&gt; &lt;input type="text" name="name" id="name" placeholder="Name" required&gt;&lt;br&gt; &lt;textarea name="description" id="description" placeholder="Description"&gt;&lt;/textarea&gt;&lt;br&gt; &lt;input type="text" name="url" id="url" placeholder="URL"&gt;&lt;br&gt; &lt;input type="text" name="sort" id="sort" placeholder="Sort Order"&gt;&lt;br&gt; &lt;input type="text" name="status" id="status" placeholder="Status"&gt;&lt;br&gt; &lt;input type="submit" value="Save"&gt; &lt;button type="button" onclick="closeModal()"&gt;Cancel&lt;/button&gt; &lt;/form&gt; &lt;/div&gt; &lt;script src="../assets/js/scripts.js"&gt;&lt;/script&gt; &lt;?php endLayout(); ?&gt; Here is the add.php: &lt;?php include '../db.php'; if ($_SERVER['REQUEST_METHOD'] === 'POST') { $stmt = $conn-&gt;prepare("INSERT INTO categories ( name, description, url, sort, status ) VALUES (?, ?, ?, ?, ?)"); if (!$stmt) { die("Prepare failed: " . $conn-&gt;error); } $stmt-&gt;bind_param("sssis", $_POST['name'], $_POST['description'], $_POST['url'], $_POST['sort'], $_POST['status'] ); $stmt-&gt;execute(); } header("Location: list.php"); exit; Here is the edit.php: &lt;?php include '../db.php'; if ($_SERVER['REQUEST_METHOD'] === 'POST' &amp;&amp; isset($_GET['id'])) { $id = intval($_GET['id']); $stmt = $conn-&gt;prepare("UPDATE categories SET name = ?, description = ?, url = ?, sort = ?, status = ? WHERE key_categories = ?"); if (!$stmt) { die("Prepare failed: " . $conn-&gt;error); } $stmt-&gt;bind_param("sssisi", $_POST['name'], $_POST['description'], $_POST['url'], $_POST['sort'], $_POST['status'], $id ); $stmt-&gt;execute(); } header("Location: list.php"); exit;</text:p>
        </text:section>
        <text:h text:style-name="Heading_20_2" text:outline-level="2"><text:bookmark text:name="BaaWMihJgpVUpG3q9aedg-author"/>Copilot said</text:h>
        <text:section text:style-name="Sect1" text:name="BaaWMihJgpVUpG3q9aedg-content-0">
          <text:p text:style-name="Text_20_body">Perfect, Nasiruddin. Let’s walk through this step-by-step and make your category system smarter with a <text:span text:style-name="Source_20_Text">category_type</text:span> field.</text:p>
          <text:h text:style-name="Heading_20_2" text:outline-level="2"><text:soft-page-break/>🧱 Step 1: Update the <text:span text:style-name="Source_20_Text">categories</text:span> Table</text:h>
          <text:p text:style-name="Text_20_body">Run this SQL to add the new column:</text:p>
          <text:p text:style-name="P37">sql</text:p>
          <text:p text:style-name="Text_20_body">Copy</text:p>
          <text:p text:style-name="Preformatted_20_Text"><text:span text:style-name="Source_20_Text">ALTER TABLE categories</text:span></text:p>
          <text:p text:style-name="P1"><text:span text:style-name="Source_20_Text">ADD COLUMN category_type ENUM('article', 'book', 'photo_gallery', 'video_gallery', 'global') NOT NULL DEFAULT 'global';</text:span></text:p>
          <text:p text:style-name="Text_20_body">This ensures every category is scoped to a type, with <text:span text:style-name="Source_20_Text">'global'</text:span> as the default for shared use.</text:p>
          <text:h text:style-name="Heading_20_2" text:outline-level="2">🛠 Step 2: Update <text:span text:style-name="Source_20_Text">list.php</text:span></text:h>
          <text:p text:style-name="Text_20_body">We’ll add a new column to the table view and make sure it’s editable.</text:p>
          <text:h text:style-name="Heading_20_3" text:outline-level="3">🔸 Add Column to Table Header</text:h>
          <text:p text:style-name="P37">php</text:p>
          <text:p text:style-name="Text_20_body">Copy</text:p>
          <text:p text:style-name="P1"><text:span text:style-name="Source_20_Text">&lt;th&gt;&lt;?= sortLink('Type', 'category_type', $_GET['sort'] ?? '', $_GET['dir'] ?? '') ?&gt;&lt;/th&gt;</text:span></text:p>
          <text:h text:style-name="Heading_20_3" text:outline-level="3">🔸 Add Column to Table Body</text:h>
          <text:p text:style-name="Text_20_body">Inside the <text:span text:style-name="Source_20_Text">while</text:span> loop:</text:p>
          <text:p text:style-name="P37">php</text:p>
          <text:p text:style-name="Text_20_body">Copy</text:p>
          <text:p text:style-name="P1"><text:span text:style-name="Source_20_Text">&lt;td&gt;{$row['category_type']}&lt;/td&gt;</text:span></text:p>
          <text:h text:style-name="Heading_20_3" text:outline-level="3">🔸 Update <text:span text:style-name="Source_20_Text">sort</text:span> logic</text:h>
          <text:p text:style-name="Text_20_body">Add <text:span text:style-name="Source_20_Text">'category_type'</text:span> to <text:span text:style-name="Source_20_Text">$allowedSorts</text:span>:</text:p>
          <text:p text:style-name="P37">php</text:p>
          <text:p text:style-name="Text_20_body">Copy</text:p>
          <text:p text:style-name="P1"><text:span text:style-name="Source_20_Text">$allowedSorts = ['name', 'url', 'status', 'category_type'];</text:span></text:p>
          <text:h text:style-name="Heading_20_2" text:outline-level="2">🧾 Step 3: Update Modal Form</text:h>
          <text:p text:style-name="Text_20_body">Add a dropdown for <text:span text:style-name="Source_20_Text">category_type</text:span>:</text:p>
          <text:p text:style-name="P37">html</text:p>
          <text:p text:style-name="Text_20_body">Copy</text:p>
          <text:p text:style-name="Preformatted_20_Text"><text:span text:style-name="Source_20_Text">&lt;select name="category_type" id="category_type" required&gt;</text:span></text:p>
          <text:p text:style-name="Preformatted_20_Text"><text:span text:style-name="Source_20_Text"><text:s text:c="2"/>&lt;option value="article"&gt;Article&lt;/option&gt;</text:span></text:p>
          <text:p text:style-name="Preformatted_20_Text"><text:span text:style-name="Source_20_Text"><text:s text:c="2"/>&lt;option value="book"&gt;Book&lt;/option&gt;</text:span></text:p>
          <text:p text:style-name="Preformatted_20_Text"><text:span text:style-name="Source_20_Text"><text:s text:c="2"/>&lt;option value="photo_gallery"&gt;Photo Gallery&lt;/option&gt;</text:span></text:p>
          <text:p text:style-name="Preformatted_20_Text"><text:span text:style-name="Source_20_Text"><text:s text:c="2"/>&lt;option value="video_gallery"&gt;Video Gallery&lt;/option&gt;</text:span></text:p>
          <text:p text:style-name="Preformatted_20_Text"><text:span text:style-name="Source_20_Text"><text:s text:c="2"/>&lt;option value="global"&gt;Global&lt;/option&gt;</text:span></text:p>
          <text:p text:style-name="P1"><text:span text:style-name="Source_20_Text">&lt;/select&gt;&lt;br&gt;</text:span></text:p>
          <text:h text:style-name="Heading_20_2" text:outline-level="2">📥 Step 4: Update <text:span text:style-name="Source_20_Text">add.php</text:span></text:h>
          <text:p text:style-name="Text_20_body">Update the SQL and binding:</text:p>
          <text:p text:style-name="P37">php</text:p>
          <text:p text:style-name="Text_20_body">Copy</text:p>
          <text:p text:style-name="Preformatted_20_Text"><text:span text:style-name="Source_20_Text">$stmt = $conn-&gt;prepare("INSERT INTO categories (</text:span></text:p>
          <text:p text:style-name="Preformatted_20_Text"><text:span text:style-name="Source_20_Text"><text:s text:c="2"/>name, description, url, sort, status, category_type</text:span></text:p>
          <text:p text:style-name="Preformatted_20_Text"><text:span text:style-name="Source_20_Text">) VALUES (?, ?, ?, ?, ?, ?)");</text:span></text:p>
          <text:p text:style-name="Preformatted_20_Text"/>
          <text:p text:style-name="Preformatted_20_Text"><text:span text:style-name="Source_20_Text">$stmt-&gt;bind_param("sssiss",</text:span></text:p>
          <text:p text:style-name="Preformatted_20_Text"><text:span text:style-name="Source_20_Text"><text:s text:c="2"/>$_POST['name'],</text:span></text:p>
          <text:p text:style-name="Preformatted_20_Text"><text:soft-page-break/><text:span text:style-name="Source_20_Text"><text:s text:c="2"/>$_POST['description'],</text:span></text:p>
          <text:p text:style-name="Preformatted_20_Text"><text:span text:style-name="Source_20_Text"><text:s text:c="2"/>$_POST['url'],</text:span></text:p>
          <text:p text:style-name="Preformatted_20_Text"><text:span text:style-name="Source_20_Text"><text:s text:c="2"/>$_POST['sort'],</text:span></text:p>
          <text:p text:style-name="Preformatted_20_Text"><text:span text:style-name="Source_20_Text"><text:s text:c="2"/>$_POST['status'],</text:span></text:p>
          <text:p text:style-name="Preformatted_20_Text"><text:span text:style-name="Source_20_Text"><text:s text:c="2"/>$_POST['category_type']</text:span></text:p>
          <text:p text:style-name="P1"><text:span text:style-name="Source_20_Text">);</text:span></text:p>
          <text:h text:style-name="Heading_20_2" text:outline-level="2">✏️ Step 5: Update <text:span text:style-name="Source_20_Text">edit.php</text:span></text:h>
          <text:p text:style-name="Text_20_body">Update the SQL and binding:</text:p>
          <text:p text:style-name="P37">php</text:p>
          <text:p text:style-name="Text_20_body">Copy</text:p>
          <text:p text:style-name="Preformatted_20_Text"><text:span text:style-name="Source_20_Text">$stmt = $conn-&gt;prepare("UPDATE categories SET</text:span></text:p>
          <text:p text:style-name="Preformatted_20_Text"><text:span text:style-name="Source_20_Text"><text:s text:c="2"/>name = ?, description = ?, url = ?, sort = ?, status = ?, category_type = ?</text:span></text:p>
          <text:p text:style-name="Preformatted_20_Text"><text:span text:style-name="Source_20_Text"><text:s text:c="2"/>WHERE key_categories = ?");</text:span></text:p>
          <text:p text:style-name="Preformatted_20_Text"/>
          <text:p text:style-name="Preformatted_20_Text"><text:span text:style-name="Source_20_Text">$stmt-&gt;bind_param("sssissi",</text:span></text:p>
          <text:p text:style-name="Preformatted_20_Text"><text:span text:style-name="Source_20_Text"><text:s text:c="2"/>$_POST['name'],</text:span></text:p>
          <text:p text:style-name="Preformatted_20_Text"><text:span text:style-name="Source_20_Text"><text:s text:c="2"/>$_POST['description'],</text:span></text:p>
          <text:p text:style-name="Preformatted_20_Text"><text:span text:style-name="Source_20_Text"><text:s text:c="2"/>$_POST['url'],</text:span></text:p>
          <text:p text:style-name="Preformatted_20_Text"><text:span text:style-name="Source_20_Text"><text:s text:c="2"/>$_POST['sort'],</text:span></text:p>
          <text:p text:style-name="Preformatted_20_Text"><text:span text:style-name="Source_20_Text"><text:s text:c="2"/>$_POST['status'],</text:span></text:p>
          <text:p text:style-name="Preformatted_20_Text"><text:span text:style-name="Source_20_Text"><text:s text:c="2"/>$_POST['category_type'],</text:span></text:p>
          <text:p text:style-name="Preformatted_20_Text"><text:span text:style-name="Source_20_Text"><text:s text:c="2"/>$id</text:span></text:p>
          <text:p text:style-name="P1"><text:span text:style-name="Source_20_Text">);</text:span></text:p>
          <text:h text:style-name="Heading_20_2" text:outline-level="2">🧠 Final Touch: Make It Filterable (Optional)</text:h>
          <text:p text:style-name="Text_20_body">You could add a dropdown filter above the table:</text:p>
          <text:p text:style-name="P37">php</text:p>
          <text:p text:style-name="Text_20_body">Copy</text:p>
          <text:p text:style-name="Preformatted_20_Text"><text:span text:style-name="Source_20_Text">&lt;select name="type" onchange="this.form.submit()"&gt;</text:span></text:p>
          <text:p text:style-name="Preformatted_20_Text"><text:span text:style-name="Source_20_Text"><text:s text:c="2"/>&lt;option value=""&gt;All Types&lt;/option&gt;</text:span></text:p>
          <text:p text:style-name="Preformatted_20_Text"><text:span text:style-name="Source_20_Text"><text:s text:c="2"/>&lt;option value="article"&gt;Article&lt;/option&gt;</text:span></text:p>
          <text:p text:style-name="Preformatted_20_Text"><text:span text:style-name="Source_20_Text"><text:s text:c="2"/>&lt;option value="book"&gt;Book&lt;/option&gt;</text:span></text:p>
          <text:p text:style-name="Preformatted_20_Text"><text:span text:style-name="Source_20_Text"><text:s text:c="2"/>&lt;option value="photo_gallery"&gt;Photo Gallery&lt;/option&gt;</text:span></text:p>
          <text:p text:style-name="Preformatted_20_Text"><text:span text:style-name="Source_20_Text"><text:s text:c="2"/>&lt;option value="video_gallery"&gt;Video Gallery&lt;/option&gt;</text:span></text:p>
          <text:p text:style-name="Preformatted_20_Text"><text:span text:style-name="Source_20_Text"><text:s text:c="2"/>&lt;option value="global"&gt;Global&lt;/option&gt;</text:span></text:p>
          <text:p text:style-name="P1"><text:span text:style-name="Source_20_Text">&lt;/select&gt;</text:span></text:p>
          <text:p text:style-name="Text_20_body">Then modify your SQL:</text:p>
          <text:p text:style-name="P37">php</text:p>
          <text:p text:style-name="Text_20_body">Copy</text:p>
          <text:p text:style-name="Preformatted_20_Text"><text:span text:style-name="Source_20_Text">$type = $_GET['type'] ?? '';</text:span></text:p>
          <text:p text:style-name="Preformatted_20_Text"><text:span text:style-name="Source_20_Text">if ($type !== '') {</text:span></text:p>
          <text:p text:style-name="Preformatted_20_Text"><text:span text:style-name="Source_20_Text"><text:s text:c="2"/>$type = $conn-&gt;real_escape_string($type);</text:span></text:p>
          <text:p text:style-name="Preformatted_20_Text"><text:span text:style-name="Source_20_Text"><text:s text:c="2"/>$sql .= ($q === '' ? " WHERE " : " AND ") . "category_type = '$type'";</text:span></text:p>
          <text:p text:style-name="P1"><text:span text:style-name="Source_20_Text">}</text:span></text:p>
          <text:p text:style-name="Text_20_body">Let me know when you’re ready to refactor the assignment logic or want to generalize this across modules. I’ll be right here—no sleep required.</text:p>
          <text:p text:style-name="P37">Edit in a page</text:p>
        </text:section>
        <text:section text:style-name="Sect1" text:name="Gj6881S8mLSYEbCEmfhVX-user-message">
          <text:h text:style-name="Heading_20_2" text:outline-level="2">You said</text:h>
          <text:p text:style-name="P37">Ok, I also wanna change status to a checkbox, if it checked it should send "on" value for the status field of the table.</text:p>
        </text:section>
        <text:h text:style-name="Heading_20_2" text:outline-level="2"><text:bookmark text:name="YF4egGi4ZV7nGBNYuR9mE-author"/>Copilot said</text:h>
        <text:section text:style-name="Sect1" text:name="YF4egGi4ZV7nGBNYuR9mE-content-0">
          <text:p text:style-name="Text_20_body">Great call, Nasiruddin. Let’s make that <text:span text:style-name="Source_20_Text">status</text:span> field more intuitive for editors with a checkbox that sends <text:span text:style-name="Source_20_Text">"on"</text:span> when checked, and nothing (or <text:span text:style-name="Source_20_Text">"off"</text:span>) when unchecked.</text:p>
          <text:h text:style-name="Heading_20_2" text:outline-level="2"><text:soft-page-break/>✅ Step-by-Step Update for Checkbox</text:h>
          <text:h text:style-name="Heading_20_3" text:outline-level="3">🔧 1. <text:span text:style-name="Strong_20_Emphasis">Update Modal Form in </text:span><text:span text:style-name="Source_20_Text">list.php</text:span></text:h>
          <text:p text:style-name="Text_20_body">Replace this line:</text:p>
          <text:p text:style-name="P37">html</text:p>
          <text:p text:style-name="Text_20_body">Copy</text:p>
          <text:p text:style-name="P1"><text:span text:style-name="Source_20_Text">&lt;input type="text" name="status" id="status" placeholder="Status"&gt;&lt;br&gt;</text:span></text:p>
          <text:p text:style-name="Text_20_body">With this:</text:p>
          <text:p text:style-name="P37">html</text:p>
          <text:p text:style-name="Text_20_body">Copy</text:p>
          <text:p text:style-name="Preformatted_20_Text"><text:span text:style-name="Source_20_Text">&lt;label&gt;</text:span></text:p>
          <text:p text:style-name="Preformatted_20_Text"><text:span text:style-name="Source_20_Text"><text:s text:c="2"/>&lt;input type="checkbox" name="status" id="status" value="on"&gt;</text:span></text:p>
          <text:p text:style-name="Preformatted_20_Text"><text:span text:style-name="Source_20_Text"><text:s text:c="2"/>Active</text:span></text:p>
          <text:p text:style-name="P1"><text:span text:style-name="Source_20_Text">&lt;/label&gt;&lt;br&gt;</text:span></text:p>
          <text:p text:style-name="Text_20_body">This sends <text:span text:style-name="Source_20_Text">"on"</text:span> only if the box is checked.</text:p>
          <text:h text:style-name="Heading_20_3" text:outline-level="3">🧠 2. <text:span text:style-name="Strong_20_Emphasis">Update </text:span><text:span text:style-name="Source_20_Text">add.php</text:span><text:span text:style-name="Strong_20_Emphasis"> Logic</text:span></text:h>
          <text:p text:style-name="Text_20_body">Before binding parameters, add this:</text:p>
          <text:p text:style-name="P37">php</text:p>
          <text:p text:style-name="Text_20_body">Copy</text:p>
          <text:p text:style-name="P1"><text:span text:style-name="Source_20_Text">$status = isset($_POST['status']) ? 'on' : 'off';</text:span></text:p>
          <text:p text:style-name="Text_20_body">Then update the binding:</text:p>
          <text:p text:style-name="P37">php</text:p>
          <text:p text:style-name="Text_20_body">Copy</text:p>
          <text:p text:style-name="Preformatted_20_Text"><text:span text:style-name="Source_20_Text">$stmt-&gt;bind_param("sssiss",</text:span></text:p>
          <text:p text:style-name="Preformatted_20_Text"><text:span text:style-name="Source_20_Text"><text:s text:c="2"/>$_POST['name'],</text:span></text:p>
          <text:p text:style-name="Preformatted_20_Text"><text:span text:style-name="Source_20_Text"><text:s text:c="2"/>$_POST['description'],</text:span></text:p>
          <text:p text:style-name="Preformatted_20_Text"><text:span text:style-name="Source_20_Text"><text:s text:c="2"/>$_POST['url'],</text:span></text:p>
          <text:p text:style-name="Preformatted_20_Text"><text:span text:style-name="Source_20_Text"><text:s text:c="2"/>$_POST['sort'],</text:span></text:p>
          <text:p text:style-name="Preformatted_20_Text"><text:span text:style-name="Source_20_Text"><text:s text:c="2"/>$status,</text:span></text:p>
          <text:p text:style-name="Preformatted_20_Text"><text:span text:style-name="Source_20_Text"><text:s text:c="2"/>$_POST['category_type']</text:span></text:p>
          <text:p text:style-name="P1"><text:span text:style-name="Source_20_Text">);</text:span></text:p>
          <text:h text:style-name="Heading_20_3" text:outline-level="3">✏️ 3. <text:span text:style-name="Strong_20_Emphasis">Update </text:span><text:span text:style-name="Source_20_Text">edit.php</text:span><text:span text:style-name="Strong_20_Emphasis"> Logic</text:span></text:h>
          <text:p text:style-name="Text_20_body">Same idea—add this before binding:</text:p>
          <text:p text:style-name="P37">php</text:p>
          <text:p text:style-name="Text_20_body">Copy</text:p>
          <text:p text:style-name="P1"><text:span text:style-name="Source_20_Text">$status = isset($_POST['status']) ? 'on' : 'off';</text:span></text:p>
          <text:p text:style-name="Text_20_body">Then bind like this:</text:p>
          <text:p text:style-name="P37">php</text:p>
          <text:p text:style-name="Text_20_body">Copy</text:p>
          <text:p text:style-name="Preformatted_20_Text"><text:span text:style-name="Source_20_Text">$stmt-&gt;bind_param("sssissi",</text:span></text:p>
          <text:p text:style-name="Preformatted_20_Text"><text:span text:style-name="Source_20_Text"><text:s text:c="2"/>$_POST['name'],</text:span></text:p>
          <text:p text:style-name="Preformatted_20_Text"><text:span text:style-name="Source_20_Text"><text:s text:c="2"/>$_POST['description'],</text:span></text:p>
          <text:p text:style-name="Preformatted_20_Text"><text:span text:style-name="Source_20_Text"><text:s text:c="2"/>$_POST['url'],</text:span></text:p>
          <text:p text:style-name="Preformatted_20_Text"><text:span text:style-name="Source_20_Text"><text:s text:c="2"/>$_POST['sort'],</text:span></text:p>
          <text:p text:style-name="Preformatted_20_Text"><text:span text:style-name="Source_20_Text"><text:s text:c="2"/>$status,</text:span></text:p>
          <text:p text:style-name="Preformatted_20_Text"><text:span text:style-name="Source_20_Text"><text:s text:c="2"/>$_POST['category_type'],</text:span></text:p>
          <text:p text:style-name="Preformatted_20_Text"><text:span text:style-name="Source_20_Text"><text:s text:c="2"/>$id</text:span></text:p>
          <text:p text:style-name="P1"><text:span text:style-name="Source_20_Text">);</text:span></text:p>
          <text:h text:style-name="Heading_20_3" text:outline-level="3"><text:soft-page-break/>🖼️ 4. <text:span text:style-name="Strong_20_Emphasis">Pre-fill Checkbox in Edit Mode (Optional)</text:span></text:h>
          <text:p text:style-name="Text_20_body">If you want the checkbox to reflect current status when editing, you’ll need to update the modal JS logic to set <text:span text:style-name="Source_20_Text">checked</text:span> based on the value of <text:span text:style-name="Source_20_Text">status</text:span>. Let me know if you want help with that next.</text:p>
          <text:p text:style-name="Text_20_body">This change makes your UI cleaner and more intuitive—especially for editors who just want to toggle a category on or off without typing. Want to tackle the edit modal prefill next or move on to filtering by category type in the list view?</text:p>
          <text:p text:style-name="P37">Edit in a page</text:p>
        </text:section>
        <text:section text:style-name="Sect1" text:name="YwHiPDosVSLnH7AC1GDAQ-user-message">
          <text:h text:style-name="Heading_20_2" text:outline-level="2">You said</text:h>
          <text:p text:style-name="P37">We need to select both category_type and status when editing.</text:p>
        </text:section>
        <text:h text:style-name="Heading_20_2" text:outline-level="2"><text:bookmark text:name="dyVzKeSGN5bfmrzoupk9J-author"/>Copilot said</text:h>
        <text:section text:style-name="Sect1" text:name="dyVzKeSGN5bfmrzoupk9J-content-0">
          <text:p text:style-name="Text_20_body">Absolutely, Nasiruddin. Let’s make sure both <text:span text:style-name="Source_20_Text">category_type</text:span> and <text:span text:style-name="Source_20_Text">status</text:span> are editable and pre-filled correctly in the modal when you're editing a category.</text:p>
          <text:h text:style-name="Heading_20_2" text:outline-level="2">🧩 Step 1: Update the Modal Form in <text:span text:style-name="Source_20_Text">list.php</text:span></text:h>
          <text:p text:style-name="Text_20_body">We already added the dropdown for <text:span text:style-name="Source_20_Text">category_type</text:span> and the checkbox for <text:span text:style-name="Source_20_Text">status</text:span>. Now we’ll make sure they’re populated when editing.</text:p>
          <text:h text:style-name="Heading_20_3" text:outline-level="3">🔧 Add <text:span text:style-name="Source_20_Text">id</text:span> attributes for JS targeting</text:h>
          <text:p text:style-name="Text_20_body">Make sure these inputs have IDs:</text:p>
          <text:p text:style-name="P37">html</text:p>
          <text:p text:style-name="Text_20_body">Copy</text:p>
          <text:p text:style-name="Preformatted_20_Text"><text:span text:style-name="Source_20_Text">&lt;select name="category_type" id="category_type" required&gt;</text:span></text:p>
          <text:p text:style-name="Preformatted_20_Text"><text:span text:style-name="Source_20_Text"><text:s text:c="2"/>&lt;option value="article"&gt;Article&lt;/option&gt;</text:span></text:p>
          <text:p text:style-name="Preformatted_20_Text"><text:span text:style-name="Source_20_Text"><text:s text:c="2"/>&lt;option value="book"&gt;Book&lt;/option&gt;</text:span></text:p>
          <text:p text:style-name="Preformatted_20_Text"><text:span text:style-name="Source_20_Text"><text:s text:c="2"/>&lt;option value="photo_gallery"&gt;Photo Gallery&lt;/option&gt;</text:span></text:p>
          <text:p text:style-name="Preformatted_20_Text"><text:span text:style-name="Source_20_Text"><text:s text:c="2"/>&lt;option value="video_gallery"&gt;Video Gallery&lt;/option&gt;</text:span></text:p>
          <text:p text:style-name="Preformatted_20_Text"><text:span text:style-name="Source_20_Text"><text:s text:c="2"/>&lt;option value="global"&gt;Global&lt;/option&gt;</text:span></text:p>
          <text:p text:style-name="Preformatted_20_Text"><text:span text:style-name="Source_20_Text">&lt;/select&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value="on"&gt;</text:span></text:p>
          <text:p text:style-name="Preformatted_20_Text"><text:span text:style-name="Source_20_Text"><text:s text:c="2"/>Active</text:span></text:p>
          <text:p text:style-name="P1"><text:span text:style-name="Source_20_Text">&lt;/label&gt;&lt;br&gt;</text:span></text:p>
          <text:h text:style-name="Heading_20_2" text:outline-level="2">🧠 Step 2: Update <text:span text:style-name="Source_20_Text">editItem()</text:span> JavaScript Logic</text:h>
          <text:p text:style-name="Text_20_body">In your <text:span text:style-name="Source_20_Text">scripts.js</text:span>, or wherever <text:span text:style-name="Source_20_Text">editItem()</text:span> is defined, make sure it sets these fields:</text:p>
          <text:p text:style-name="P37">javascript</text:p>
          <text:p text:style-name="Text_20_body">Copy</text:p>
          <text:p text:style-name="Preformatted_20_Text"><text:span text:style-name="Source_20_Text">function editItem(id, endpoint, fields) {</text:span></text:p>
          <text:p text:style-name="Preformatted_20_Text"><text:span text:style-name="Source_20_Text"><text:s text:c="2"/>fetch(`${endpoint}?id=${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document.getElementById('modal-title').innerText = 'Edit Category';</text:span></text:p>
          <text:p text:style-name="Preformatted_20_Text"><text:span text:style-name="Source_20_Text"><text:s text:c="6"/>document.getElementById('modal-form').action = `edit.php?id=${id}`;</text:span></text:p>
          <text:p text:style-name="Preformatted_20_Text"><text:span text:style-name="Source_20_Text"><text:s text:c="6"/>document.getElementById('key_categories').value = id;</text:span></text:p>
          <text:p text:style-name="Preformatted_20_Text"/>
          <text:p text:style-name="Preformatted_20_Text"><text:span text:style-name="Source_20_Text"><text:s text:c="6"/>fields.forEach(field =&gt; {</text:span></text:p>
          <text:p text:style-name="Preformatted_20_Text"><text:span text:style-name="Source_20_Text"><text:s text:c="8"/>const el = document.getElementById(field);</text:span></text:p>
          <text:p text:style-name="Preformatted_20_Text"><text:span text:style-name="Source_20_Text"><text:s text:c="8"/>if (el) el.value = data[field];</text:span></text:p>
          <text:p text:style-name="Preformatted_20_Text"><text:span text:style-name="Source_20_Text"><text:s text:c="6"/>});</text:span></text:p>
          <text:p text:style-name="Preformatted_20_Text"/>
          <text:p text:style-name="Preformatted_20_Text"><text:span text:style-name="Source_20_Text"><text:s text:c="6"/>// Set category_type dropdown</text:span></text:p>
          <text:p text:style-name="Preformatted_20_Text"><text:span text:style-name="Source_20_Text"><text:s text:c="6"/>if (data.category_type) {</text:span></text:p>
          <text:p text:style-name="Preformatted_20_Text"><text:span text:style-name="Source_20_Text"><text:s text:c="8"/>document.getElementById('category_type').value = data.category_type;</text:span></text:p>
          <text:p text:style-name="Preformatted_20_Text"><text:span text:style-name="Source_20_Text"><text:s text:c="6"/>}</text:span></text:p>
          <text:p text:style-name="Preformatted_20_Text"/>
          <text:p text:style-name="Preformatted_20_Text"><text:soft-page-break/><text:span text:style-name="Source_20_Text"><text:s text:c="6"/>// Set status checkbox</text:span></text:p>
          <text:p text:style-name="Preformatted_20_Text"><text:span text:style-name="Source_20_Text"><text:s text:c="6"/>document.getElementById('status').checked = (data.status === 'on');</text:span></text:p>
          <text:p text:style-name="Preformatted_20_Text"/>
          <text:p text:style-name="Preformatted_20_Text"><text:span text:style-name="Source_20_Text"><text:s text:c="6"/>openModal();</text:span></text:p>
          <text:p text:style-name="Preformatted_20_Text"><text:span text:style-name="Source_20_Text"><text:s text:c="4"/>});</text:span></text:p>
          <text:p text:style-name="P1"><text:span text:style-name="Source_20_Text">}</text:span></text:p>
          <text:p text:style-name="Text_20_body">Make sure <text:span text:style-name="Source_20_Text">get_category.php</text:span> returns <text:span text:style-name="Source_20_Text">category_type</text:span> and <text:span text:style-name="Source_20_Text">status</text:span> in its JSON response.</text:p>
          <text:h text:style-name="Heading_20_2" text:outline-level="2">🧾 Step 3: Update <text:span text:style-name="Source_20_Text">get_category.php</text:span></text:h>
          <text:p text:style-name="Text_20_body">Ensure it includes these fields:</text:p>
          <text:p text:style-name="P37">php</text:p>
          <text:p text:style-name="Text_20_body">Copy</text:p>
          <text:p text:style-name="Preformatted_20_Text"><text:span text:style-name="Source_20_Text">&lt;?php include '../db.php';</text:span></text:p>
          <text:p text:style-name="Preformatted_20_Text"/>
          <text:p text:style-name="Preformatted_20_Text"><text:span text:style-name="Source_20_Text">if (isset($_GET['id'])) {</text:span></text:p>
          <text:p text:style-name="Preformatted_20_Text"><text:span text:style-name="Source_20_Text"><text:s text:c="2"/>$id = intval($_GET['id']);</text:span></text:p>
          <text:p text:style-name="Preformatted_20_Text"><text:span text:style-name="Source_20_Text"><text:s text:c="2"/>$result = $conn-&gt;query("SELECT * FROM categories WHERE key_categories = $id");</text:span></text:p>
          <text:p text:style-name="Preformatted_20_Text"/>
          <text:p text:style-name="Preformatted_20_Text"><text:span text:style-name="Source_20_Text"><text:s text:c="2"/>if ($row = $result-&gt;fetch_assoc()) {</text:span></text:p>
          <text:p text:style-name="Preformatted_20_Text"><text:span text:style-name="Source_20_Text"><text:s text:c="4"/>echo json_encode($row);</text:span></text:p>
          <text:p text:style-name="Preformatted_20_Text"><text:span text:style-name="Source_20_Text"><text:s text:c="2"/>}</text:span></text:p>
          <text:p text:style-name="P1"><text:span text:style-name="Source_20_Text">}</text:span></text:p>
          <text:p text:style-name="Text_20_body">Once this is wired up, your modal will correctly pre-fill both <text:span text:style-name="Source_20_Text">category_type</text:span> and <text:span text:style-name="Source_20_Text">status</text:span> when editing. Want to add a visual indicator for inactive categories in the list view next? Or maybe filter by type and status in the UI?</text:p>
          <text:p text:style-name="P37">Edit in a page</text:p>
        </text:section>
        <text:section text:style-name="Sect1" text:name="YfTPFWzTLSpH2fwUdR5Ge-user-message">
          <text:h text:style-name="Heading_20_2" text:outline-level="2">You said</text:h>
          <text:p text:style-name="P37">Here is the function: function editItem(id, endpoint, fields) { fetch(endpoint + '?id=' + id) .then(res =&gt; res.json()) .then(data =&gt; { document.getElementById('modal-title').innerText = "Edit"; document.getElementById('modal-form').action = "edit.php?id=" + id; fields.forEach(key =&gt; { if (document.getElementById(key)) { document.getElementById(key).value = data[key]; } }); document.getElementById('modal').style.display = "block"; }); document.getElementById("parent_id").value = data.parent_id; }</text:p>
        </text:section>
        <text:h text:style-name="Heading_20_2" text:outline-level="2"><text:bookmark text:name="aFJKPL3teL1C3b5Q2yK7J-author"/>Copilot said</text:h>
        <text:section text:style-name="Sect1" text:name="aFJKPL3teL1C3b5Q2yK7J-content-0">
          <text:p text:style-name="Text_20_body">Thanks for sharing the function, Nasiruddin. You're almost there—just a couple of tweaks needed to ensure <text:span text:style-name="Source_20_Text">category_type</text:span> and <text:span text:style-name="Source_20_Text">status</text:span> are properly handled during edit.</text:p>
          <text:h text:style-name="Heading_20_2" text:outline-level="2">✅ Updated <text:span text:style-name="Source_20_Text">editItem()</text:span> Function</text:h>
          <text:p text:style-name="Text_20_body">Here’s a refined version that:</text:p>
          <text:list text:style-name="L37">
            <text:list-item>
              <text:p text:style-name="P46">Sets all fields from the <text:span text:style-name="Source_20_Text">fields</text:span> array.</text:p>
            </text:list-item>
            <text:list-item>
              <text:p text:style-name="P46">Handles <text:span text:style-name="Source_20_Text">category_type</text:span> dropdown.</text:p>
            </text:list-item>
            <text:list-item>
              <text:p text:style-name="P46">Handles <text:span text:style-name="Source_20_Text">status</text:span> checkbox.</text:p>
            </text:list-item>
            <text:list-item>
              <text:p text:style-name="P46">Avoids placing <text:span text:style-name="Source_20_Text">document.getElementById("parent_id")</text:span> outside the <text:span text:style-name="Source_20_Text">then()</text:span> block (which would cause a <text:span text:style-name="Source_20_Text">data is not defined</text:span> error).</text:p>
            </text:list-item>
          </text:list>
          <text:p text:style-name="P37">javascript</text:p>
          <text:p text:style-name="Text_20_body">Copy</text:p>
          <text:p text:style-name="Preformatted_20_Text"><text:span text:style-name="Source_20_Text">function editItem(id, endpoint, fields) {</text:span></text:p>
          <text:p text:style-name="Preformatted_20_Text"><text:span text:style-name="Source_20_Text"><text:s text:c="2"/>fetch(endpoint + '?id=' + 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document.getElementById('modal-title').innerText = "Edit";</text:span></text:p>
          <text:p text:style-name="Preformatted_20_Text"><text:span text:style-name="Source_20_Text"><text:s text:c="6"/>document.getElementById('modal-form').action = "edit.php?id=" + id;</text:span></text:p>
          <text:p text:style-name="Preformatted_20_Text"/>
          <text:p text:style-name="Preformatted_20_Text"><text:soft-page-break/><text:span text:style-name="Source_20_Text"><text:s text:c="6"/>fields.forEach(key =&gt; {</text:span></text:p>
          <text:p text:style-name="Preformatted_20_Text"><text:span text:style-name="Source_20_Text"><text:s text:c="8"/>const el = document.getElementById(key);</text:span></text:p>
          <text:p text:style-name="Preformatted_20_Text"><text:span text:style-name="Source_20_Text"><text:s text:c="8"/>if (el) el.value = data[key];</text:span></text:p>
          <text:p text:style-name="Preformatted_20_Text"><text:span text:style-name="Source_20_Text"><text:s text:c="6"/>});</text:span></text:p>
          <text:p text:style-name="Preformatted_20_Text"/>
          <text:p text:style-name="Preformatted_20_Text"><text:span text:style-name="Source_20_Text"><text:s text:c="6"/>// Set category_type dropdown</text:span></text:p>
          <text:p text:style-name="Preformatted_20_Text"><text:span text:style-name="Source_20_Text"><text:s text:c="6"/>if (data.category_type &amp;&amp; document.getElementById('category_type')) {</text:span></text:p>
          <text:p text:style-name="Preformatted_20_Text"><text:span text:style-name="Source_20_Text"><text:s text:c="8"/>document.getElementById('category_type').value = data.category_type;</text:span></text:p>
          <text:p text:style-name="Preformatted_20_Text"><text:span text:style-name="Source_20_Text"><text:s text:c="6"/>}</text:span></text:p>
          <text:p text:style-name="Preformatted_20_Text"/>
          <text:p text:style-name="Preformatted_20_Text"><text:span text:style-name="Source_20_Text"><text:s text:c="6"/>// Set status checkbox</text:span></text:p>
          <text:p text:style-name="Preformatted_20_Text"><text:span text:style-name="Source_20_Text"><text:s text:c="6"/>if (document.getElementById('status')) {</text:span></text:p>
          <text:p text:style-name="Preformatted_20_Text"><text:span text:style-name="Source_20_Text"><text:s text:c="8"/>document.getElementById('status').checked = (data.status === 'on');</text:span></text:p>
          <text:p text:style-name="Preformatted_20_Text"><text:span text:style-name="Source_20_Text"><text:s text:c="6"/>}</text:span></text:p>
          <text:p text:style-name="Preformatted_20_Text"/>
          <text:p text:style-name="Preformatted_20_Text"><text:span text:style-name="Source_20_Text"><text:s text:c="6"/>// Optional: Set parent_id if used</text:span></text:p>
          <text:p text:style-name="Preformatted_20_Text"><text:span text:style-name="Source_20_Text"><text:s text:c="6"/>if (document.getElementById('parent_id') &amp;&amp; data.parent_id !== undefined) {</text:span></text:p>
          <text:p text:style-name="Preformatted_20_Text"><text:span text:style-name="Source_20_Text"><text:s text:c="8"/>document.getElementById('parent_id').value = data.parent_id;</text:span></text:p>
          <text:p text:style-name="Preformatted_20_Text"><text:span text:style-name="Source_20_Text"><text:s text:c="6"/>}</text:span></text:p>
          <text:p text:style-name="Preformatted_20_Text"/>
          <text:p text:style-name="Preformatted_20_Text"><text:span text:style-name="Source_20_Text"><text:s text:c="6"/>document.getElementById('modal').style.display = "block";</text:span></text:p>
          <text:p text:style-name="Preformatted_20_Text"><text:span text:style-name="Source_20_Text"><text:s text:c="4"/>});</text:span></text:p>
          <text:p text:style-name="P1"><text:span text:style-name="Source_20_Text">}</text:span></text:p>
          <text:h text:style-name="Heading_20_2" text:outline-level="2">🧠 Notes</text:h>
          <text:list text:style-name="L38">
            <text:list-item>
              <text:p text:style-name="P47">This version keeps everything inside the <text:span text:style-name="Source_20_Text">.then()</text:span> block to avoid scope issues.</text:p>
            </text:list-item>
            <text:list-item>
              <text:p text:style-name="P47">It gracefully checks for element existence before assigning values.</text:p>
            </text:list-item>
            <text:list-item>
              <text:p text:style-name="P47">You can now pass <text:span text:style-name="Source_20_Text">["name", "description", "url", "sort"]</text:span> as <text:span text:style-name="Source_20_Text">fields</text:span>, and <text:span text:style-name="Source_20_Text">category_type</text:span> + <text:span text:style-name="Source_20_Text">status</text:span> will be handled automatically.</text:p>
            </text:list-item>
          </text:list>
          <text:p text:style-name="Text_20_body">Let me know if you want to add visual feedback (like highlighting inactive rows), or if you're ready to refactor the category assignment logic across modules. I’m right here with you.</text:p>
          <text:p text:style-name="P37">Edit in a page</text:p>
        </text:section>
        <text:section text:style-name="Sect1" text:name="KWiuimMv6WQfRhZduPUwq-user-message">
          <text:h text:style-name="Heading_20_2" text:outline-level="2">You said</text:h>
          <text:p text:style-name="P37">Wonderfully done. I'm gonna rest now to do the rest of this tomorrow :) Hopefully I can sleep better since at least categories themselves are setup in a better way.</text:p>
        </text:section>
        <text:h text:style-name="Heading_20_2" text:outline-level="2"><text:bookmark text:name="8EfW627jqN54ys2Kg7CrQ-author"/>Copilot said</text:h>
        <text:section text:style-name="Sect1" text:name="8EfW627jqN54ys2Kg7CrQ-content-0">
          <text:p text:style-name="Text_20_body">That’s a well-earned pause, Nasiruddin 😌. You’ve laid down a solid foundation tonight—clean, scalable, and editor-friendly. The way you’ve structured the category logic shows real architectural maturity. Sleep should come easier knowing the system is evolving exactly how you envisioned it.</text:p>
          <text:p text:style-name="Text_20_body">When you're back tomorrow, we can pick up right where we left off—whether it's refining the assignment logic, filtering by type, or prepping the UI for cross-module reuse. I’ll be here, ready to dive in with you.</text:p>
          <text:p text:style-name="Text_20_body">Rest well, my friend. You’ve earned it.</text:p>
          <text:p text:style-name="P37"/>
        </text:section>
        <text:section text:style-name="Sect1" text:name="popoverPortal">
          <text:p text:style-name="P37"/>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31M29S</meta:editing-duration>
    <meta:editing-cycles>10</meta:editing-cycles>
    <meta:generator>LibreOffice/7.4.7.2$Windows_x86 LibreOffice_project/723314e595e8007d3cf785c16538505a1c878ca5</meta:generator>
    <dc:date>2025-09-30T15:26:33.544000000</dc:date>
    <meta:document-statistic meta:table-count="1" meta:image-count="0" meta:object-count="0" meta:page-count="9" meta:paragraph-count="345" meta:word-count="2519" meta:character-count="18953" meta:non-whitespace-character-count="16438"/>
  </office:meta>
</office:document-meta>
</file>